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Songti-SC-Regular" svg:font-family="STSongti-SC-Regular"/>
    <style:font-face style:name="Helvetica" svg:font-family="Helvetica" style:font-family-generic="swiss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61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2.9764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0354in"/>
    </style:style>
    <style:style style:name="ro5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2pt" fo:font-weight="bold" style:font-name-asian="Proxima Nova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Proxima Nov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xima Nova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2pt" style:font-name-asian="Proxima Nova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Proxima Nova" fo:font-size="12pt" fo:font-weight="bold" style:font-name-asian="Proxima Nova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Proxima Nova" fo:font-size="12pt" style:font-name-asian="Proxima Nova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STSongti-SC-Regular" fo:font-size="12pt" style:font-name-asian="STSongti-SC-Regular" style:font-size-asian="12pt" style:font-name-complex="STSongti-SC-Regular" style:font-size-complex="6.80000019073486pt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4" table:default-cell-style-name="ce3"/>
        <table:table-column table:style-name="co2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2" table:default-cell-style-name="ce3"/>
        <table:table-column table:style-name="co2" table:default-cell-style-name="ce5"/>
        <table:table-column table:style-name="co2" table:number-columns-repeated="3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origin (primary)</text:p>
          </table:table-cell>
          <table:table-cell table:style-name="ce1" office:value-type="string">
            <text:p>exact meaning</text:p>
          </table:table-cell>
          <table:table-cell table:style-name="ce1" office:value-type="string">
            <text:p>meaning category</text:p>
          </table:table-cell>
          <table:table-cell table:style-name="ce1" office:value-type="string">
            <text:p>Tone 1</text:p>
          </table:table-cell>
          <table:table-cell table:style-name="ce1" office:value-type="string">
            <text:p>Tone 2</text:p>
          </table:table-cell>
          <table:table-cell table:style-name="ce4" office:value-type="string">
            <text:p>rating</text:p>
          </table:table-cell>
          <table:table-cell table:style-name="ce1" office:value-type="string">
            <text:p>familiarity</text:p>
          </table:table-cell>
          <table:table-cell table:style-name="ce1" office:value-type="string">
            <text:p>popularity region</text:p>
          </table:table-cell>
          <table:table-cell table:style-name="ce1" office:value-type="string">
            <text:p>Popularity #</text:p>
          </table:table-cell>
          <table:table-cell table:style-name="ce1"/>
          <table:table-cell table:style-name="ce6" table:number-columns-repeated="4"/>
        </table:table-row>
        <table:table-row table:style-name="ro3">
          <table:table-cell table:style-name="ce2" office:value-type="string">
            <text:p>Santiago</text:p>
          </table:table-cell>
          <table:table-cell office:value-type="string">
            <text:p>m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office:value-type="string">
            <text:p>saint jame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teo</text:p>
          </table:table-cell>
          <table:table-cell office:value-type="string">
            <text:p>m</text:p>
          </table:table-cell>
          <table:table-cell office:value-type="string">
            <text:p>spanish, croatian</text:p>
          </table:table-cell>
          <table:table-cell office:value-type="string">
            <text:p>spanish</text:p>
          </table:table-cell>
          <table:table-cell office:value-type="string">
            <text:p>gift of yahweh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Dieg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short for santiago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guel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who is like god? Messanger of god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iano</text:p>
          </table:table-cell>
          <table:table-cell office:value-type="string">
            <text:p>m</text:p>
          </table:table-cell>
          <table:table-cell office:value-type="string">
            <text:p>spanish, italian</text:p>
          </table:table-cell>
          <table:table-cell office:value-type="string">
            <text:p>spanish</text:p>
          </table:table-cell>
          <table:table-cell office:value-type="string">
            <text:p>from roman family name Aemilius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ebastián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from sebaste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eonardo</text:p>
          </table:table-cell>
          <table:table-cell office:value-type="string">
            <text:p>m</text:p>
          </table:table-cell>
          <table:table-cell office:value-type="string">
            <text:p>italian, spanish, portuguese</text:p>
          </table:table-cell>
          <table:table-cell office:value-type="string">
            <text:p>italian</text:p>
          </table:table-cell>
          <table:table-cell office:value-type="string">
            <text:p>brave l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osé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he will add, messanger of go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esús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jes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lejandr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Ximen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ía José</text:p>
          </table:table-cell>
          <table:table-cell office:value-type="string">
            <text:p>f (m)</text:p>
          </table:table-cell>
          <table:table-cell office:value-type="string">
            <text:p>spanish, galician, icelandic</text:p>
          </table:table-cell>
          <table:table-cell office:value-type="string">
            <text:p>spanish</text:p>
          </table:table-cell>
          <table:table-cell office:value-type="string">
            <text:p>Wished-for child,mary and joseph 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lentina</text:p>
          </table:table-cell>
          <table:table-cell office:value-type="string">
            <text:p>f</text:p>
          </table:table-cell>
          <table:table-cell office:value-type="string">
            <text:p>Italian, Russian, Slovene, Croatian, Macedonian, Romanian, Spanish</text:p>
          </table:table-cell>
          <table:table-cell office:value-type="string">
            <text:p>italian</text:p>
          </table:table-cell>
          <table:table-cell office:value-type="string">
            <text:p>strong, vigorous, healthy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ía Fernand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brave journey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leria</text:p>
          </table:table-cell>
          <table:table-cell office:value-type="string">
            <text:p>f</text:p>
          </table:table-cell>
          <table:table-cell office:value-type="string">
            <text:p>italian, spanish, romanian, german</text:p>
          </table:table-cell>
          <table:table-cell office:value-type="string">
            <text:p>italian</text:p>
          </table:table-cell>
          <table:table-cell office:value-type="string">
            <text:p>to be strong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fí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mila</text:p>
          </table:table-cell>
          <table:table-cell office:value-type="string">
            <text:p>f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Regina</text:p>
          </table:table-cell>
          <table:table-cell office:value-type="string">
            <text:p>f</text:p>
          </table:table-cell>
          <table:table-cell office:value-type="string">
            <text:p>English, German, Italian, Spanish, Portuguese, Lithuanian, Polish, Czech, Hungarian, Swedish, Norwegian, Danish</text:p>
          </table:table-cell>
          <table:table-cell office:value-type="string">
            <text:p>english</text:p>
          </table:table-cell>
          <table:table-cell office:value-type="string">
            <text:p>queen</text:p>
          </table:table-cell>
          <table:table-cell office:value-type="string">
            <text:p>stat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Renata</text:p>
          </table:table-cell>
          <table:table-cell office:value-type="string">
            <text:p>f</text:p>
          </table:table-cell>
          <table:table-cell office:value-type="string">
            <text:p>Italian, Spanish, Portuguese, German, Polish, Czech, Croatian, Slovene,</text:p>
          </table:table-cell>
          <table:table-cell office:value-type="string">
            <text:p>italian</text:p>
          </table:table-cell>
          <table:table-cell office:value-type="string">
            <text:p>born again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ia Guadalupe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our lady of guadalupe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oah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rest, comfort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iam</text:p>
          </table:table-cell>
          <table:table-cell office:value-type="string">
            <text:p>m</text:p>
          </table:table-cell>
          <table:table-cell office:value-type="string">
            <text:p>irish, english</text:p>
          </table:table-cell>
          <table:table-cell office:value-type="string">
            <text:p>ir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son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stoneworker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than</text:p>
          </table:table-cell>
          <table:table-cell office:value-type="string">
            <text:p>m</text:p>
          </table:table-cell>
          <table:table-cell office:value-type="string">
            <text:p>English, Jewish, French, Biblical</text:p>
          </table:table-cell>
          <table:table-cell office:value-type="string">
            <text:p>english</text:p>
          </table:table-cell>
          <table:table-cell office:value-type="string">
            <text:p>solid, endur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chael</text:p>
          </table:table-cell>
          <table:table-cell office:value-type="string">
            <text:p>m</text:p>
          </table:table-cell>
          <table:table-cell office:value-type="string">
            <text:p>English, German, Swedish, Norwegian, Danish, Dutch, Czech, Biblical</text:p>
          </table:table-cell>
          <table:table-cell office:value-type="string">
            <text:p>english</text:p>
          </table:table-cell>
          <table:table-cell office:value-type="string">
            <text:p>who is like god?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lexander</text:p>
          </table:table-cell>
          <table:table-cell office:value-type="string">
            <text:p>m</text:p>
          </table:table-cell>
          <table:table-cell office:value-type="string">
            <text:p>English, German, Dutch, Swedish, Norwegian, Danish, Icelandic, Hungarian, Slovak, Biblical,</text:p>
          </table:table-cell>
          <table:table-cell office:value-type="string">
            <text:p>engl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yden</text:p>
          </table:table-cell>
          <table:table-cell office:value-type="string">
            <text:p>m (f)</text:p>
          </table:table-cell>
          <table:table-cell table:number-columns-repeated="2" office:value-type="string">
            <text:p>english</text:p>
          </table:table-cell>
          <table:table-cell table:number-columns-repeated="2" office:value-type="string">
            <text:p>invented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Daniel</text:p>
          </table:table-cell>
          <table:table-cell office:value-type="string">
            <text:p>m</text:p>
          </table:table-cell>
          <table:table-cell office:value-type="string">
            <text:p>English, Hebrew, French, German, Swedish, Norwegian, Danish, Polish, Czech, Slovak, Spanish, Portuguese, Romanian, Slovene, Bulgarian, Macedonian, Croatian, Armenian, Georgian, Biblical</text:p>
          </table:table-cell>
          <table:table-cell office:value-type="string">
            <text:p>english</text:p>
          </table:table-cell>
          <table:table-cell office:value-type="string">
            <text:p>god is my judg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phia</text:p>
          </table:table-cell>
          <table:table-cell office:value-type="string">
            <text:p>f</text:p>
          </table:table-cell>
          <table:table-cell office:value-type="string">
            <text:p>English, Greek, German</text:p>
          </table:table-cell>
          <table:table-cell office:value-type="string">
            <text:p>engl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ma</text:p>
          </table:table-cell>
          <table:table-cell office:value-type="string">
            <text:p>f</text:p>
          </table:table-cell>
          <table:table-cell office:value-type="string">
            <text:p>English, French, Italian, Spanish, Swedish, Norwegian, Danish, Finnish, Dutch, German</text:p>
          </table:table-cell>
          <table:table-cell office:value-type="string">
            <text:p>english</text:p>
          </table:table-cell>
          <table:table-cell office:value-type="string">
            <text:p>whole, universal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bigail</text:p>
          </table:table-cell>
          <table:table-cell office:value-type="string">
            <text:p>f</text:p>
          </table:table-cell>
          <table:table-cell office:value-type="string">
            <text:p>English, German, Biblical</text:p>
          </table:table-cell>
          <table:table-cell office:value-type="string">
            <text:p>english</text:p>
          </table:table-cell>
          <table:table-cell office:value-type="string">
            <text:p>father's joy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dison</text:p>
          </table:table-cell>
          <table:table-cell office:value-type="string">
            <text:p>f (m)</text:p>
          </table:table-cell>
          <table:table-cell table:number-columns-repeated="2" office:value-type="string">
            <text:p>english</text:p>
          </table:table-cell>
          <table:table-cell office:value-type="string">
            <text:p>son of maud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lizabeth</text:p>
          </table:table-cell>
          <table:table-cell office:value-type="string">
            <text:p>f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er</text:p>
          </table:table-cell>
          <table:table-cell office:value-type="string">
            <text:p>m</text:p>
          </table:table-cell>
          <table:table-cell office:value-type="string">
            <text:p>English, German, Swedish, Norwegian, Danish, Finnish, Estonian, Serbian, Croatian, Macedonian, Czech, Slovak</text:p>
          </table:table-cell>
          <table:table-cell office:value-type="string">
            <text:p>english</text:p>
          </table:table-cell>
          <table:table-cell office:value-type="string">
            <text:p>olive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k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yahweh is gracio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arry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home ruler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harlie</text:p>
          </table:table-cell>
          <table:table-cell office:value-type="string">
            <text:p>m (f)</text:p>
          </table:table-cell>
          <table:table-cell table:number-columns-repeated="2" office:value-type="string">
            <text:p>english</text:p>
          </table:table-cell>
          <table:table-cell office:value-type="string">
            <text:p>army, warrior</text:p>
          </table:table-cell>
          <table:table-cell office:value-type="string">
            <text:p>job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Thomas</text:p>
          </table:table-cell>
          <table:table-cell office:value-type="string">
            <text:p>m</text:p>
          </table:table-cell>
          <table:table-cell office:value-type="string">
            <text:p>English, French, German, Dutch, Swedish, Norwegian, Danish, Greek, Biblical</text:p>
          </table:table-cell>
          <table:table-cell office:value-type="string">
            <text:p>english</text:p>
          </table:table-cell>
          <table:table-cell office:value-type="string">
            <text:p>twin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scar</text:p>
          </table:table-cell>
          <table:table-cell office:value-type="string">
            <text:p>m</text:p>
          </table:table-cell>
          <table:table-cell office:value-type="string">
            <text:p>English, Irish, Portuguese (Brazilian), Italian, Swedish, Norwegian, Danish, Dutch, French</text:p>
          </table:table-cell>
          <table:table-cell office:value-type="string">
            <text:p>english</text:p>
          </table:table-cell>
          <table:table-cell office:value-type="string">
            <text:p>deer friend (not a typo, literal deer)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mes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George</text:p>
          </table:table-cell>
          <table:table-cell office:value-type="string">
            <text:p>m</text:p>
          </table:table-cell>
          <table:table-cell office:value-type="string">
            <text:p>english, romanian</text:p>
          </table:table-cell>
          <table:table-cell office:value-type="string">
            <text:p>english</text:p>
          </table:table-cell>
          <table:table-cell office:value-type="string">
            <text:p>farmer, earthworker</text:p>
          </table:table-cell>
          <table:table-cell office:value-type="string">
            <text:p>job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melia</text:p>
          </table:table-cell>
          <table:table-cell office:value-type="string">
            <text:p>f</text:p>
          </table:table-cell>
          <table:table-cell office:value-type="string">
            <text:p>English, Spanish, Italian, Polish, Dutch, German</text:p>
          </table:table-cell>
          <table:table-cell office:value-type="string">
            <text:p>english</text:p>
          </table:table-cell>
          <table:table-cell office:value-type="string">
            <text:p>work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la</text:p>
          </table:table-cell>
          <table:table-cell office:value-type="string">
            <text:p>f</text:p>
          </table:table-cell>
          <table:table-cell office:value-type="string">
            <text:p>scottish</text:p>
          </table:table-cell>
          <table:table-cell office:value-type="string">
            <text:p>scottish</text:p>
          </table:table-cell>
          <table:table-cell office:value-type="string">
            <text:p>the island of islay</text:p>
          </table:table-cell>
          <table:table-cell office:value-type="string">
            <text:p>location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essica</text:p>
          </table:table-cell>
          <table:table-cell office:value-type="string">
            <text:p>f</text:p>
          </table:table-cell>
          <table:table-cell office:value-type="string">
            <text:p>English, French, German, Swedish, Norwegian, Danish, Italian</text:p>
          </table:table-cell>
          <table:table-cell office:value-type="string">
            <text:p>english</text:p>
          </table:table-cell>
          <table:table-cell office:value-type="string">
            <text:p>invented by shakespeare</text:p>
          </table:table-cell>
          <table:table-cell office:value-type="string">
            <text:p>invented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Popp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ed flowe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phie</text:p>
          </table:table-cell>
          <table:table-cell office:value-type="string">
            <text:p>f</text:p>
          </table:table-cell>
          <table:table-cell office:value-type="string">
            <text:p>French, English, German, Dutch</text:p>
          </table:table-cell>
          <table:table-cell office:value-type="string">
            <text:p>frenc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Yusuf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form of joseph, he will add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era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letters patent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ustafa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the chosen on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commendab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r</text:p>
          </table:table-cell>
          <table:table-cell office:value-type="string">
            <text:p>m</text:p>
          </table:table-cell>
          <table:table-cell office:value-type="string">
            <text:p>Bosnian</text:p>
          </table:table-cell>
          <table:table-cell office:value-type="string">
            <text:p>bosnian</text:p>
          </table:table-cell>
          <table:table-cell office:value-type="string">
            <text:p>commander, prince. Originally a tit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Ömer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opulous, flourish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e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orm of muhammed, praiseworthy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uhammed</text:p>
          </table:table-cell>
          <table:table-cell office:value-type="string">
            <text:p>m</text:p>
          </table:table-cell>
          <table:table-cell office:value-type="string">
            <text:p>Arabic, Pakistani, Urdu, Pashto, Tajik, Indonesian, Malay</text:p>
          </table:table-cell>
          <table:table-cell office:value-type="string">
            <text:p>arabic</text:p>
          </table:table-cell>
          <table:table-cell office:value-type="string">
            <text:p>praiseworthy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rha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rince, ruler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yme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lucky, blessed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Zeynep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ragrant flowering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lif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Slender</text:p>
          </table:table-cell>
          <table:table-cell office:value-type="string">
            <text:p>appearance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crin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Yağm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ain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Zehra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brilliant, bright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zra</text:p>
          </table:table-cell>
          <table:table-cell office:value-type="string">
            <text:p>f</text:p>
          </table:table-cell>
          <table:table-cell office:value-type="string">
            <text:p>Arabic, Turkish, Bosnian, Persian, Pakistani, Urdu</text:p>
          </table:table-cell>
          <table:table-cell office:value-type="string">
            <text:p>arabic</text:p>
          </table:table-cell>
          <table:table-cell office:value-type="string">
            <text:p>virgin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is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the woman, light, sura of the quran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ehi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iver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ir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cave where mohammed received first revelations, light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elinay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Hiroto </text:span><text:span text:style-name="T2">大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big, great, soar, glid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Ren </text:span><text:span text:style-name="T2">蓮</text:span></text:p>
          </table:table-cell>
          <table:table-cell office:value-type="string">
            <text:p>m (f)</text:p>
          </table:table-cell>
          <table:table-cell table:number-columns-repeated="2" office:value-type="string">
            <text:p>Japanese</text:p>
          </table:table-cell>
          <table:table-cell office:value-type="string">
            <text:p>lotus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Yuuma </text:span><text:span text:style-name="T2">悠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asurely, real, genuine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Minato </text:span><text:span text:style-name="T2">湊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harbou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Haruto </text:span><text:span text:style-name="T2">陽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constellat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Shouta </text:span><text:span text:style-name="T2">翔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oar, glide, thick, big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Yuuto </text:span><text:span text:style-name="T2">悠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asurely, constellati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Haruto </text:span><text:span text:style-name="T2">陽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soar, fly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Souma </text:span><text:span text:style-name="T2">颯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Souta </text:span><text:span text:style-name="T2">颯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, thick, big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Yuina </text:span><text:span text:style-name="T2">結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vegetables, greens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Hina </text:span><text:span text:style-name="T2">陽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vegetables, greens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Aoi </text:span><text:span text:style-name="T2">葵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hollyhock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Yua </text:span><text:span text:style-name="T2">結愛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love, affection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Yui </text:span><text:span text:style-name="T2">結衣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clothing, garment</text:p>
          </table:table-cell>
          <table:table-cell office:value-type="string">
            <text:p>other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Rin </text:span><text:span text:style-name="T2">凛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dignified, severe, cold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Airi </text:span><text:span text:style-name="T2">愛莉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white jasmine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Koharu </text:span><text:span text:style-name="T2">心春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heart, spring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Airi </text:span><text:span text:style-name="T2">愛梨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pear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Mei </text:span><text:span text:style-name="T2">芽依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bud, rely 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 table:number-rows-repeated="20">
          <table:table-cell table:style-name="ce2"/>
          <table:table-cell table:number-columns-repeated="16"/>
        </table:table-row>
        <table:table-row table:style-name="ro3" table:number-rows-repeated="104845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Songti-SC-Regular" svg:font-family="STSongti-SC-Regular"/>
    <style:font-face style:name="Helvetica" svg:font-family="Helvetica" style:font-family-generic="swiss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9/08/2016</text:date>, <text:time>19:0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27:10</meta:creation-date>
    <dc:date>2016-09-08T19:04:10</dc:date>
    <meta:editing-duration>PT13H21M16S</meta:editing-duration>
    <meta:editing-cycles>11</meta:editing-cycles>
    <meta:generator>OpenOffice/4.1.1$Unix OpenOffice.org_project/411m6$Build-9775</meta:generator>
    <meta:document-statistic meta:table-count="3" meta:cell-count="1212" meta:object-count="0"/>
    <meta:user-defined meta:name=""/>
  </office:meta>
</office:document-meta>
</file>